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szsum" table:style-name="ta1">
        <table:shapes>
          <draw:frame draw:z-index="0" draw:style-name="gr1" draw:text-style-name="P1" svg:width="932.03pt" svg:height="545.3pt" svg:x="380.1pt" svg:y="11.51pt">
            <draw:object draw:notify-on-update-of-ranges="bszsum.A2:bszsum.A5 bszsum.B2:bszsum.B2 bszsum.C2:bszsum.C5 bszsum.A6:bszsum.A9 bszsum.B6:bszsum.B6 bszsum.C6:bszsum.C9 bszsum.A10:bszsum.A13 bszsum.B10:bszsum.B10 bszsum.C10:bszsum.C13 bszsum.A14:bszsum.A17 bszsum.B14:bszsum.B14 bszsum.C14:bszsum.C17 bszsum.A18:bszsum.A21 bszsum.B18:bszsum.B18 bszsum.C18:bszsum.C21 bszsum.A22:bszsum.A25 bszsum.B22:bszsum.B22 bszsum.C22:bszsum.C25 bszsum.A26:bszsum.A29 bszsum.B26:bszsum.B26 bszsum.C26:bszsum.C29 bszsum.A30:bszsum.A33 bszsum.B30:bszsum.B30 bszsum.C30:bszsum.C33 bszsum.A34:bszsum.A37 bszsum.B34:bszsum.B34 bszsum.C34:bszsum.C37 bszsum.A38:bszsum.A41 bszsum.B38:bszsum.B38 bszsum.C38:bszsum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31.24pt" svg:height="461.45pt" svg:x="370.32pt" svg:y="1121.47pt">
            <draw:object draw:notify-on-update-of-ranges="bszsum.A2:bszsum.A5 bszsum.B2:bszsum.B2 bszsum.D2:bszsum.D5 bszsum.A6:bszsum.A9 bszsum.B6:bszsum.B6 bszsum.D6:bszsum.D9 bszsum.A10:bszsum.A13 bszsum.B10:bszsum.B10 bszsum.D10:bszsum.D13 bszsum.A14:bszsum.A17 bszsum.B14:bszsum.B14 bszsum.D14:bszsum.D17 bszsum.A18:bszsum.A21 bszsum.B18:bszsum.B18 bszsum.D18:bszsum.D21 bszsum.A22:bszsum.A25 bszsum.B22:bszsum.B22 bszsum.D22:bszsum.D25 bszsum.A26:bszsum.A29 bszsum.B26:bszsum.B26 bszsum.D26:bszsum.D29 bszsum.A30:bszsum.A33 bszsum.B30:bszsum.B30 bszsum.D30:bszsum.D33 bszsum.A34:bszsum.A37 bszsum.B34:bszsum.B34 bszsum.D34:bszsum.D37 bszsum.A38:bszsum.A41 bszsum.B38:bszsum.B38 bszsum.D38:bszsum.D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25.29pt" svg:height="458.5pt" svg:x="374.68pt" svg:y="608.17pt">
            <draw:object draw:notify-on-update-of-ranges="bszsum.A2:bszsum.A5 bszsum.B2:bszsum.B2 bszsum.E2:bszsum.E5 bszsum.A6:bszsum.A9 bszsum.B6:bszsum.B6 bszsum.E6:bszsum.E9 bszsum.A10:bszsum.A13 bszsum.B10:bszsum.B10 bszsum.E10:bszsum.E13 bszsum.A14:bszsum.A17 bszsum.B14:bszsum.B14 bszsum.E14:bszsum.E17 bszsum.A18:bszsum.A21 bszsum.B18:bszsum.B18 bszsum.E18:bszsum.E21 bszsum.A22:bszsum.A25 bszsum.B22:bszsum.B22 bszsum.E22:bszsum.E25 bszsum.A26:bszsum.A29 bszsum.B26:bszsum.B26 bszsum.E26:bszsum.E29 bszsum.A30:bszsum.A33 bszsum.B30:bszsum.B30 bszsum.E30:bszsum.E33 bszsum.A34:bszsum.A37 bszsum.B34:bszsum.B34 bszsum.E34:bszsum.E37 bszsum.A38:bszsum.A41 bszsum.B38:bszsum.B38 bszsum.E38:bszsum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blocksiz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 txs/block</text:p>
          </table:table-cell>
          <table:table-cell office:value-type="float" office:value="188.612513107055" calcext:value-type="float">
            <text:p>188.612513107055</text:p>
          </table:table-cell>
          <table:table-cell office:value-type="float" office:value="0.820542780784281" calcext:value-type="float">
            <text:p>0.820542780784281</text:p>
          </table:table-cell>
          <table:table-cell office:value-type="float" office:value="1.16641321577952" calcext:value-type="float">
            <text:p>1.16641321577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1.718910030294" calcext:value-type="float">
            <text:p>211.718910030294</text:p>
          </table:table-cell>
          <table:table-cell office:value-type="float" office:value="0.775834496395585" calcext:value-type="float">
            <text:p>0.775834496395585</text:p>
          </table:table-cell>
          <table:table-cell office:value-type="float" office:value="1.03911440783368" calcext:value-type="float">
            <text:p>1.039114407833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20.399566951094" calcext:value-type="float">
            <text:p>220.399566951094</text:p>
          </table:table-cell>
          <table:table-cell office:value-type="float" office:value="0.808697205691982" calcext:value-type="float">
            <text:p>0.808697205691982</text:p>
          </table:table-cell>
          <table:table-cell office:value-type="float" office:value="0.99819053104437" calcext:value-type="float">
            <text:p>0.99819053104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221.345885437044" calcext:value-type="float">
            <text:p>221.345885437044</text:p>
          </table:table-cell>
          <table:table-cell office:value-type="float" office:value="0.798654146693144" calcext:value-type="float">
            <text:p>0.798654146693144</text:p>
          </table:table-cell>
          <table:table-cell office:value-type="float" office:value="0.993924266260992" calcext:value-type="float">
            <text:p>0.993924266260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0 txs/block</text:p>
          </table:table-cell>
          <table:table-cell office:value-type="float" office:value="396.880432930155" calcext:value-type="float">
            <text:p>396.880432930155</text:p>
          </table:table-cell>
          <table:table-cell office:value-type="float" office:value="0.79618009334257" calcext:value-type="float">
            <text:p>0.79618009334257</text:p>
          </table:table-cell>
          <table:table-cell office:value-type="float" office:value="1.05825563416295" calcext:value-type="float">
            <text:p>1.05825563416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21.214541524643" calcext:value-type="float">
            <text:p>421.214541524643</text:p>
          </table:table-cell>
          <table:table-cell office:value-type="float" office:value="0.780991824245273" calcext:value-type="float">
            <text:p>0.780991824245273</text:p>
          </table:table-cell>
          <table:table-cell office:value-type="float" office:value="0.997118075666574" calcext:value-type="float">
            <text:p>0.9971180756665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406.511242802351" calcext:value-type="float">
            <text:p>406.511242802351</text:p>
          </table:table-cell>
          <table:table-cell office:value-type="float" office:value="0.762504109017007" calcext:value-type="float">
            <text:p>0.762504109017007</text:p>
          </table:table-cell>
          <table:table-cell office:value-type="float" office:value="1.0331886221" calcext:value-type="float">
            <text:p>1.0331886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340.157025192253" calcext:value-type="float">
            <text:p>340.157025192253</text:p>
          </table:table-cell>
          <table:table-cell office:value-type="float" office:value="0.789608131432617" calcext:value-type="float">
            <text:p>0.789608131432617</text:p>
          </table:table-cell>
          <table:table-cell office:value-type="float" office:value="1.2347390646165" calcext:value-type="float">
            <text:p>1.2347390646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 txs/block</text:p>
          </table:table-cell>
          <table:table-cell office:value-type="float" office:value="601.39571618359" calcext:value-type="float">
            <text:p>601.39571618359</text:p>
          </table:table-cell>
          <table:table-cell office:value-type="float" office:value="0.766520009714576" calcext:value-type="float">
            <text:p>0.766520009714576</text:p>
          </table:table-cell>
          <table:table-cell office:value-type="float" office:value="1.03093731865816" calcext:value-type="float">
            <text:p>1.03093731865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78.360896776644" calcext:value-type="float">
            <text:p>578.360896776644</text:p>
          </table:table-cell>
          <table:table-cell office:value-type="float" office:value="0.773978328420291" calcext:value-type="float">
            <text:p>0.773978328420291</text:p>
          </table:table-cell>
          <table:table-cell office:value-type="float" office:value="1.07199781367355" calcext:value-type="float">
            <text:p>1.071997813673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434.823873744861" calcext:value-type="float">
            <text:p>434.823873744861</text:p>
          </table:table-cell>
          <table:table-cell office:value-type="float" office:value="0.80672289082501" calcext:value-type="float">
            <text:p>0.80672289082501</text:p>
          </table:table-cell>
          <table:table-cell office:value-type="float" office:value="1.42586933240603" calcext:value-type="float">
            <text:p>1.425869332406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350.461570580184" calcext:value-type="float">
            <text:p>350.461570580184</text:p>
          </table:table-cell>
          <table:table-cell office:value-type="float" office:value="0.835849230590335" calcext:value-type="float">
            <text:p>0.835849230590335</text:p>
          </table:table-cell>
          <table:table-cell office:value-type="float" office:value="1.76912626391271" calcext:value-type="float">
            <text:p>1.76912626391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00 txs/block</text:p>
          </table:table-cell>
          <table:table-cell office:value-type="float" office:value="805.563663790543" calcext:value-type="float">
            <text:p>805.563663790543</text:p>
          </table:table-cell>
          <table:table-cell office:value-type="float" office:value="0.727814631938279" calcext:value-type="float">
            <text:p>0.727814631938279</text:p>
          </table:table-cell>
          <table:table-cell office:value-type="float" office:value="1.01792306722536" calcext:value-type="float">
            <text:p>1.017923067225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11.317367197074" calcext:value-type="float">
            <text:p>611.317367197074</text:p>
          </table:table-cell>
          <table:table-cell office:value-type="float" office:value="0.806820645982821" calcext:value-type="float">
            <text:p>0.806820645982821</text:p>
          </table:table-cell>
          <table:table-cell office:value-type="float" office:value="1.34137357347283" calcext:value-type="float">
            <text:p>1.341373573472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439.811812764729" calcext:value-type="float">
            <text:p>439.811812764729</text:p>
          </table:table-cell>
          <table:table-cell office:value-type="float" office:value="0.837383725153483" calcext:value-type="float">
            <text:p>0.837383725153483</text:p>
          </table:table-cell>
          <table:table-cell office:value-type="float" office:value="1.86445491189717" calcext:value-type="float">
            <text:p>1.86445491189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354.096479551476" calcext:value-type="float">
            <text:p>354.096479551476</text:p>
          </table:table-cell>
          <table:table-cell office:value-type="float" office:value="0.863967313059538" calcext:value-type="float">
            <text:p>0.863967313059538</text:p>
          </table:table-cell>
          <table:table-cell office:value-type="float" office:value="2.31581517932455" calcext:value-type="float">
            <text:p>2.31581517932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0 txs/block</text:p>
          </table:table-cell>
          <table:table-cell office:value-type="float" office:value="915.768455831189" calcext:value-type="float">
            <text:p>915.768455831189</text:p>
          </table:table-cell>
          <table:table-cell office:value-type="float" office:value="0.728743782330484" calcext:value-type="float">
            <text:p>0.728743782330484</text:p>
          </table:table-cell>
          <table:table-cell office:value-type="float" office:value="1.11382023396849" calcext:value-type="float">
            <text:p>1.11382023396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25.615550626227" calcext:value-type="float">
            <text:p>625.615550626227</text:p>
          </table:table-cell>
          <table:table-cell office:value-type="float" office:value="0.821452630523479" calcext:value-type="float">
            <text:p>0.821452630523479</text:p>
          </table:table-cell>
          <table:table-cell office:value-type="float" office:value="1.63039645949906" calcext:value-type="float">
            <text:p>1.63039645949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446.239439098142" calcext:value-type="float">
            <text:p>446.239439098142</text:p>
          </table:table-cell>
          <table:table-cell office:value-type="float" office:value="0.854406276331284" calcext:value-type="float">
            <text:p>0.854406276331284</text:p>
          </table:table-cell>
          <table:table-cell office:value-type="float" office:value="2.28578768422086" calcext:value-type="float">
            <text:p>2.28578768422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59.438478444102" calcext:value-type="float">
            <text:p>359.438478444102</text:p>
          </table:table-cell>
          <table:table-cell office:value-type="float" office:value="0.880751273006182" calcext:value-type="float">
            <text:p>0.880751273006182</text:p>
          </table:table-cell>
          <table:table-cell office:value-type="float" office:value="2.83783560947464" calcext:value-type="float">
            <text:p>2.83783560947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0 txs/block</text:p>
          </table:table-cell>
          <table:table-cell office:value-type="float" office:value="968.871682888756" calcext:value-type="float">
            <text:p>968.871682888756</text:p>
          </table:table-cell>
          <table:table-cell office:value-type="float" office:value="0.734815966640239" calcext:value-type="float">
            <text:p>0.734815966640239</text:p>
          </table:table-cell>
          <table:table-cell office:value-type="float" office:value="1.2592036997826" calcext:value-type="float">
            <text:p>1.2592036997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647.756651599897" calcext:value-type="float">
            <text:p>647.756651599897</text:p>
          </table:table-cell>
          <table:table-cell office:value-type="float" office:value="0.846849138018398" calcext:value-type="float">
            <text:p>0.846849138018398</text:p>
          </table:table-cell>
          <table:table-cell office:value-type="float" office:value="1.88343704310911" calcext:value-type="float">
            <text:p>1.883437043109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451.822638738182" calcext:value-type="float">
            <text:p>451.822638738182</text:p>
          </table:table-cell>
          <table:table-cell office:value-type="float" office:value="0.871962583869259" calcext:value-type="float">
            <text:p>0.871962583869259</text:p>
          </table:table-cell>
          <table:table-cell office:value-type="float" office:value="2.70019099234009" calcext:value-type="float">
            <text:p>2.70019099234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362.158419101717" calcext:value-type="float">
            <text:p>362.158419101717</text:p>
          </table:table-cell>
          <table:table-cell office:value-type="float" office:value="0.889809052000164" calcext:value-type="float">
            <text:p>0.889809052000164</text:p>
          </table:table-cell>
          <table:table-cell office:value-type="float" office:value="3.36876025852598" calcext:value-type="float">
            <text:p>3.36876025852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00 txs/block</text:p>
          </table:table-cell>
          <table:table-cell office:value-type="float" office:value="981.29668918823" calcext:value-type="float">
            <text:p>981.29668918823</text:p>
          </table:table-cell>
          <table:table-cell office:value-type="float" office:value="0.75841369105888" calcext:value-type="float">
            <text:p>0.75841369105888</text:p>
          </table:table-cell>
          <table:table-cell office:value-type="float" office:value="1.44707393143292" calcext:value-type="float">
            <text:p>1.44707393143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22.184921235601" calcext:value-type="float">
            <text:p>622.184921235601</text:p>
          </table:table-cell>
          <table:table-cell office:value-type="float" office:value="0.851276965864953" calcext:value-type="float">
            <text:p>0.851276965864953</text:p>
          </table:table-cell>
          <table:table-cell office:value-type="float" office:value="2.28229748630223" calcext:value-type="float">
            <text:p>2.28229748630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  <table:table-cell office:value-type="float" office:value="469.336216805777" calcext:value-type="float">
            <text:p>469.336216805777</text:p>
          </table:table-cell>
          <table:table-cell office:value-type="float" office:value="0.882838493477938" calcext:value-type="float">
            <text:p>0.882838493477938</text:p>
          </table:table-cell>
          <table:table-cell office:value-type="float" office:value="3.02558152581623" calcext:value-type="float">
            <text:p>3.0255815258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364.489466103524" calcext:value-type="float">
            <text:p>364.489466103524</text:p>
          </table:table-cell>
          <table:table-cell office:value-type="float" office:value="0.900121756441033" calcext:value-type="float">
            <text:p>0.900121756441033</text:p>
          </table:table-cell>
          <table:table-cell office:value-type="float" office:value="3.89594966063297" calcext:value-type="float">
            <text:p>3.89594966063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600 txs/block</text:p>
          </table:table-cell>
          <table:table-cell office:value-type="float" office:value="1023.45846943372" calcext:value-type="float">
            <text:p>1023.45846943372</text:p>
          </table:table-cell>
          <table:table-cell office:value-type="float" office:value="0.76214490179242" calcext:value-type="float">
            <text:p>0.76214490179242</text:p>
          </table:table-cell>
          <table:table-cell office:value-type="float" office:value="1.58286973117139" calcext:value-type="float">
            <text:p>1.58286973117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58.022522330916" calcext:value-type="float">
            <text:p>658.022522330916</text:p>
          </table:table-cell>
          <table:table-cell office:value-type="float" office:value="0.858501521101539" calcext:value-type="float">
            <text:p>0.858501521101539</text:p>
          </table:table-cell>
          <table:table-cell office:value-type="float" office:value="2.46192799786601" calcext:value-type="float">
            <text:p>2.461927997866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454.342521761945" calcext:value-type="float">
            <text:p>454.342521761945</text:p>
          </table:table-cell>
          <table:table-cell office:value-type="float" office:value="0.885803979652896" calcext:value-type="float">
            <text:p>0.885803979652896</text:p>
          </table:table-cell>
          <table:table-cell office:value-type="float" office:value="3.56560261418651" calcext:value-type="float">
            <text:p>3.56560261418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364.117852710828" calcext:value-type="float">
            <text:p>364.117852710828</text:p>
          </table:table-cell>
          <table:table-cell office:value-type="float" office:value="0.906431623816158" calcext:value-type="float">
            <text:p>0.906431623816158</text:p>
          </table:table-cell>
          <table:table-cell office:value-type="float" office:value="4.44920061797108" calcext:value-type="float">
            <text:p>4.44920061797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00 txs/block</text:p>
          </table:table-cell>
          <table:table-cell office:value-type="float" office:value="974.32504180638" calcext:value-type="float">
            <text:p>974.32504180638</text:p>
          </table:table-cell>
          <table:table-cell office:value-type="float" office:value="0.75883841194743" calcext:value-type="float">
            <text:p>0.75883841194743</text:p>
          </table:table-cell>
          <table:table-cell office:value-type="float" office:value="1.86798900103008" calcext:value-type="float">
            <text:p>1.86798900103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543.28848278975" calcext:value-type="float">
            <text:p>543.28848278975</text:p>
          </table:table-cell>
          <table:table-cell office:value-type="float" office:value="0.729810625763026" calcext:value-type="float">
            <text:p>0.729810625763026</text:p>
          </table:table-cell>
          <table:table-cell office:value-type="float" office:value="3.36250133654055" calcext:value-type="float">
            <text:p>3.36250133654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453.590324768241" calcext:value-type="float">
            <text:p>453.590324768241</text:p>
          </table:table-cell>
          <table:table-cell office:value-type="float" office:value="0.897474483886138" calcext:value-type="float">
            <text:p>0.897474483886138</text:p>
          </table:table-cell>
          <table:table-cell office:value-type="float" office:value="4.01245963034659" calcext:value-type="float">
            <text:p>4.012459630346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363.654883874107" calcext:value-type="float">
            <text:p>363.654883874107</text:p>
          </table:table-cell>
          <table:table-cell office:value-type="float" office:value="0.910601014862979" calcext:value-type="float">
            <text:p>0.910601014862979</text:p>
          </table:table-cell>
          <table:table-cell office:value-type="float" office:value="5.00484106329617" calcext:value-type="float">
            <text:p>5.00484106329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0 txs/block</text:p>
          </table:table-cell>
          <table:table-cell office:value-type="float" office:value="1046.9240165712" calcext:value-type="float">
            <text:p>1046.9240165712</text:p>
          </table:table-cell>
          <table:table-cell office:value-type="float" office:value="0.785108067708779" calcext:value-type="float">
            <text:p>0.785108067708779</text:p>
          </table:table-cell>
          <table:table-cell office:value-type="float" office:value="1.92947131252893" calcext:value-type="float">
            <text:p>1.92947131252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67.455984485525" calcext:value-type="float">
            <text:p>667.455984485525</text:p>
          </table:table-cell>
          <table:table-cell office:value-type="float" office:value="0.871047215291889" calcext:value-type="float">
            <text:p>0.871047215291889</text:p>
          </table:table-cell>
          <table:table-cell office:value-type="float" office:value="3.02646908970522" calcext:value-type="float">
            <text:p>3.02646908970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458.634309111501" calcext:value-type="float">
            <text:p>458.634309111501</text:p>
          </table:table-cell>
          <table:table-cell office:value-type="float" office:value="0.900261960262232" calcext:value-type="float">
            <text:p>0.900261960262232</text:p>
          </table:table-cell>
          <table:table-cell office:value-type="float" office:value="4.40443537026875" calcext:value-type="float">
            <text:p>4.404435370268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366.424185635882" calcext:value-type="float">
            <text:p>366.424185635882</text:p>
          </table:table-cell>
          <table:table-cell office:value-type="float" office:value="0.921944539312582" calcext:value-type="float">
            <text:p>0.921944539312582</text:p>
          </table:table-cell>
          <table:table-cell office:value-type="float" office:value="5.51288714118519" calcext:value-type="float">
            <text:p>5.51288714118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00:00:40.853216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00:24:19.555285528</dc:date>
    <meta:editing-duration>PT38M5S</meta:editing-duration>
    <meta:editing-cycles>7</meta:editing-cycles>
    <meta:generator>LibreOffice/6.0.5.2$MacOSX_X86_64 LibreOffice_project/54c8cbb85f300ac59db32fe8a675ff7683cd5a16</meta:generator>
    <meta:document-statistic meta:table-count="1" meta:cell-count="2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881cm" svg:height="19.238cm" xlink:href=".." xlink:type="simple" chart:class="chart:scatter" chart:style-name="ch1">
        <chart:title svg:x="11.143cm" svg:y="0.52cm" chart:style-name="ch2">
          <text:p>Throughput of Different Blocksize</text:p>
        </chart:title>
        <chart:legend chart:legend-position="end" svg:x="28.313cm" svg:y="6.254cm" style:legend-expansion="high" chart:style-name="ch3"/>
        <chart:plot-area chart:style-name="ch4" table:cell-range-address="bszsum.A2:bszsum.A5 bszsum.B2:bszsum.B2 bszsum.C2:bszsum.C41 bszsum.B6:bszsum.B6 bszsum.B10:bszsum.B10 bszsum.B14:bszsum.B14 bszsum.B18:bszsum.B18 bszsum.B22:bszsum.B22 bszsum.B26:bszsum.B26 bszsum.B30:bszsum.B30 bszsum.B34:bszsum.B34 bszsum.B38:bszsum.B38" chart:data-source-has-labels="row" svg:x="2.319cm" svg:y="2.115cm" svg:width="25.337cm" svg:height="15.107cm">
          <chartooo:coordinate-region svg:x="3.177cm" svg:y="2.307cm" svg:width="24.073cm" svg:height="14.283cm"/>
          <chart:axis chart:dimension="x" chart:name="primary-x" chart:style-name="ch5">
            <chart:title svg:x="12.252cm" svg:y="17.607cm" chart:style-name="ch6">
              <text:p>number of nodes</text:p>
            </chart:title>
          </chart:axis>
          <chart:axis chart:dimension="y" chart:name="primary-y" chart:style-name="ch5">
            <chart:title svg:x="0.451cm" svg:y="12.706cm" chart:style-name="ch7">
              <text:p>throughput (tx/sec)</text:p>
            </chart:title>
            <chart:grid chart:style-name="ch8" chart:class="major"/>
          </chart:axis>
          <chart:series chart:style-name="ch9" chart:values-cell-range-address="bszsum.C2:bszsum.C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C6:bszsum.C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C10:bszsum.C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C14:bszsum.C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C18:bszsum.C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4" chart:values-cell-range-address="bszsum.C22:bszsum.C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5" chart:values-cell-range-address="bszsum.C26:bszsum.C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6" chart:values-cell-range-address="bszsum.C30:bszsum.C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7" chart:values-cell-range-address="bszsum.C34:bszsum.C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8" chart:values-cell-range-address="bszsum.C38:bszsum.C41" chart:label-cell-address="bszsum.B38:bszsum.B38" chart:class="chart:scatter">
            <chart:domain table:cell-range-address="bszsum.A38:bszsum.A41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88.612513107055">
                <text:p>188.612513107055</text:p>
                <draw:g>
                  <svg:desc>bszsum.C2:bszsum.C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396.880432930155">
                <text:p>396.880432930155</text:p>
                <draw:g>
                  <svg:desc>bszsum.C6:bszsum.C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601.39571618359">
                <text:p>601.39571618359</text:p>
                <draw:g>
                  <svg:desc>bszsum.C10:bszsum.C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805.563663790543">
                <text:p>805.563663790543</text:p>
                <draw:g>
                  <svg:desc>bszsum.C14:bszsum.C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915.768455831189">
                <text:p>915.768455831189</text:p>
                <draw:g>
                  <svg:desc>bszsum.C18:bszsum.C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968.871682888756">
                <text:p>968.871682888756</text:p>
                <draw:g>
                  <svg:desc>bszsum.C22:bszsum.C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981.29668918823">
                <text:p>981.29668918823</text:p>
                <draw:g>
                  <svg:desc>bszsum.C26:bszsum.C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1023.45846943372">
                <text:p>1023.45846943372</text:p>
                <draw:g>
                  <svg:desc>bszsum.C30:bszsum.C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974.32504180638">
                <text:p>974.32504180638</text:p>
                <draw:g>
                  <svg:desc>bszsum.C34:bszsum.C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1046.9240165712">
                <text:p>1046.9240165712</text:p>
                <draw:g>
                  <svg:desc>bszsum.C38:bszsum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1.718910030294">
                <text:p>211.718910030294</text:p>
              </table:table-cell>
              <table:table-cell office:value-type="float" office:value="8">
                <text:p>8</text:p>
              </table:table-cell>
              <table:table-cell office:value-type="float" office:value="421.214541524643">
                <text:p>421.214541524643</text:p>
              </table:table-cell>
              <table:table-cell office:value-type="float" office:value="8">
                <text:p>8</text:p>
              </table:table-cell>
              <table:table-cell office:value-type="float" office:value="578.360896776644">
                <text:p>578.360896776644</text:p>
              </table:table-cell>
              <table:table-cell office:value-type="float" office:value="8">
                <text:p>8</text:p>
              </table:table-cell>
              <table:table-cell office:value-type="float" office:value="611.317367197074">
                <text:p>611.317367197074</text:p>
              </table:table-cell>
              <table:table-cell office:value-type="float" office:value="8">
                <text:p>8</text:p>
              </table:table-cell>
              <table:table-cell office:value-type="float" office:value="625.615550626227">
                <text:p>625.615550626227</text:p>
              </table:table-cell>
              <table:table-cell office:value-type="float" office:value="8">
                <text:p>8</text:p>
              </table:table-cell>
              <table:table-cell office:value-type="float" office:value="647.756651599897">
                <text:p>647.756651599897</text:p>
              </table:table-cell>
              <table:table-cell office:value-type="float" office:value="8">
                <text:p>8</text:p>
              </table:table-cell>
              <table:table-cell office:value-type="float" office:value="622.184921235601">
                <text:p>622.184921235601</text:p>
              </table:table-cell>
              <table:table-cell office:value-type="float" office:value="8">
                <text:p>8</text:p>
              </table:table-cell>
              <table:table-cell office:value-type="float" office:value="658.022522330916">
                <text:p>658.022522330916</text:p>
              </table:table-cell>
              <table:table-cell office:value-type="float" office:value="8">
                <text:p>8</text:p>
              </table:table-cell>
              <table:table-cell office:value-type="float" office:value="543.28848278975">
                <text:p>543.28848278975</text:p>
              </table:table-cell>
              <table:table-cell office:value-type="float" office:value="8">
                <text:p>8</text:p>
              </table:table-cell>
              <table:table-cell office:value-type="float" office:value="667.455984485525">
                <text:p>667.455984485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20.399566951094">
                <text:p>220.399566951094</text:p>
              </table:table-cell>
              <table:table-cell office:value-type="float" office:value="12">
                <text:p>12</text:p>
              </table:table-cell>
              <table:table-cell office:value-type="float" office:value="406.511242802351">
                <text:p>406.511242802351</text:p>
              </table:table-cell>
              <table:table-cell office:value-type="float" office:value="12">
                <text:p>12</text:p>
              </table:table-cell>
              <table:table-cell office:value-type="float" office:value="434.823873744861">
                <text:p>434.823873744861</text:p>
              </table:table-cell>
              <table:table-cell office:value-type="float" office:value="12">
                <text:p>12</text:p>
              </table:table-cell>
              <table:table-cell office:value-type="float" office:value="439.811812764729">
                <text:p>439.811812764729</text:p>
              </table:table-cell>
              <table:table-cell office:value-type="float" office:value="12">
                <text:p>12</text:p>
              </table:table-cell>
              <table:table-cell office:value-type="float" office:value="446.239439098142">
                <text:p>446.239439098142</text:p>
              </table:table-cell>
              <table:table-cell office:value-type="float" office:value="12">
                <text:p>12</text:p>
              </table:table-cell>
              <table:table-cell office:value-type="float" office:value="451.822638738182">
                <text:p>451.822638738182</text:p>
              </table:table-cell>
              <table:table-cell office:value-type="float" office:value="12">
                <text:p>12</text:p>
              </table:table-cell>
              <table:table-cell office:value-type="float" office:value="469.336216805777">
                <text:p>469.336216805777</text:p>
              </table:table-cell>
              <table:table-cell office:value-type="float" office:value="12">
                <text:p>12</text:p>
              </table:table-cell>
              <table:table-cell office:value-type="float" office:value="454.342521761945">
                <text:p>454.342521761945</text:p>
              </table:table-cell>
              <table:table-cell office:value-type="float" office:value="12">
                <text:p>12</text:p>
              </table:table-cell>
              <table:table-cell office:value-type="float" office:value="453.590324768241">
                <text:p>453.590324768241</text:p>
              </table:table-cell>
              <table:table-cell office:value-type="float" office:value="12">
                <text:p>12</text:p>
              </table:table-cell>
              <table:table-cell office:value-type="float" office:value="458.634309111501">
                <text:p>458.634309111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21.345885437044">
                <text:p>221.345885437044</text:p>
              </table:table-cell>
              <table:table-cell office:value-type="float" office:value="16">
                <text:p>16</text:p>
              </table:table-cell>
              <table:table-cell office:value-type="float" office:value="340.157025192253">
                <text:p>340.157025192253</text:p>
              </table:table-cell>
              <table:table-cell office:value-type="float" office:value="16">
                <text:p>16</text:p>
              </table:table-cell>
              <table:table-cell office:value-type="float" office:value="350.461570580184">
                <text:p>350.461570580184</text:p>
              </table:table-cell>
              <table:table-cell office:value-type="float" office:value="16">
                <text:p>16</text:p>
              </table:table-cell>
              <table:table-cell office:value-type="float" office:value="354.096479551476">
                <text:p>354.096479551476</text:p>
              </table:table-cell>
              <table:table-cell office:value-type="float" office:value="16">
                <text:p>16</text:p>
              </table:table-cell>
              <table:table-cell office:value-type="float" office:value="359.438478444102">
                <text:p>359.438478444102</text:p>
              </table:table-cell>
              <table:table-cell office:value-type="float" office:value="16">
                <text:p>16</text:p>
              </table:table-cell>
              <table:table-cell office:value-type="float" office:value="362.158419101717">
                <text:p>362.158419101717</text:p>
              </table:table-cell>
              <table:table-cell office:value-type="float" office:value="16">
                <text:p>16</text:p>
              </table:table-cell>
              <table:table-cell office:value-type="float" office:value="364.489466103524">
                <text:p>364.489466103524</text:p>
              </table:table-cell>
              <table:table-cell office:value-type="float" office:value="16">
                <text:p>16</text:p>
              </table:table-cell>
              <table:table-cell office:value-type="float" office:value="364.117852710828">
                <text:p>364.117852710828</text:p>
              </table:table-cell>
              <table:table-cell office:value-type="float" office:value="16">
                <text:p>16</text:p>
              </table:table-cell>
              <table:table-cell office:value-type="float" office:value="363.654883874107">
                <text:p>363.654883874107</text:p>
              </table:table-cell>
              <table:table-cell office:value-type="float" office:value="16">
                <text:p>16</text:p>
              </table:table-cell>
              <table:table-cell office:value-type="float" office:value="366.424185635882">
                <text:p>366.42418563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inimum="0.7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6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2.853cm" svg:height="16.28cm" xlink:href=".." xlink:type="simple" chart:class="chart:scatter" chart:style-name="ch1">
        <chart:title svg:x="11.376cm" svg:y="0.461cm" chart:style-name="ch2">
          <text:p>Overhead of Different Blocksize</text:p>
        </chart:title>
        <chart:legend chart:legend-position="end" svg:x="28.285cm" svg:y="4.775cm" style:legend-expansion="high" chart:style-name="ch3"/>
        <chart:plot-area chart:style-name="ch4" table:cell-range-address="bszsum.A2:bszsum.A5 bszsum.B2:bszsum.B2 bszsum.D2:bszsum.D41 bszsum.B6:bszsum.B6 bszsum.B10:bszsum.B10 bszsum.B14:bszsum.B14 bszsum.B18:bszsum.B18 bszsum.B22:bszsum.B22 bszsum.B26:bszsum.B26 bszsum.B30:bszsum.B30 bszsum.B34:bszsum.B34 bszsum.B38:bszsum.B38" chart:data-source-has-labels="row" svg:x="1.327cm" svg:y="1.622cm" svg:width="28.9cm" svg:height="13.795cm">
          <chartooo:coordinate-region svg:x="2.679cm" svg:y="1.937cm" svg:width="27.232cm" svg:height="12.601cm"/>
          <chart:axis chart:dimension="x" chart:name="primary-x" chart:style-name="ch5">
            <chart:title svg:x="13.042cm" svg:y="15.069cm" chart:style-name="ch6">
              <text:p>number of nodes</text:p>
            </chart:title>
          </chart:axis>
          <chart:axis chart:dimension="y" chart:name="primary-y" chart:style-name="ch7">
            <chart:title svg:x="0.001cm" svg:y="10.085cm" chart:style-name="ch8">
              <text:p>overhead</text:p>
            </chart:title>
            <chart:grid chart:style-name="ch9" chart:class="major"/>
          </chart:axis>
          <chart:series chart:style-name="ch10" chart:values-cell-range-address="bszsum.D2:bszsum.D5" chart:label-cell-address="bszsum.B2:bszsum.B2" chart:class="chart:scatter">
            <chart:domain table:cell-range-address="bszsum.A2:bszsum.A5"/>
            <chart:data-point chart:repeated="4"/>
          </chart:series>
          <chart:series chart:style-name="ch11" chart:values-cell-range-address="bszsum.D6:bszsum.D9" chart:label-cell-address="bszsum.B6:bszsum.B6" chart:class="chart:scatter">
            <chart:domain table:cell-range-address="bszsum.A6:bszsum.A9"/>
            <chart:data-point chart:repeated="4"/>
          </chart:series>
          <chart:series chart:style-name="ch12" chart:values-cell-range-address="bszsum.D10:bszsum.D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3" chart:values-cell-range-address="bszsum.D14:bszsum.D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4" chart:values-cell-range-address="bszsum.D18:bszsum.D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5" chart:values-cell-range-address="bszsum.D22:bszsum.D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6" chart:values-cell-range-address="bszsum.D26:bszsum.D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7" chart:values-cell-range-address="bszsum.D30:bszsum.D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8" chart:values-cell-range-address="bszsum.D34:bszsum.D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9" chart:values-cell-range-address="bszsum.D38:bszsum.D41" chart:label-cell-address="bszsum.B38:bszsum.B38" chart:class="chart:scatter">
            <chart:domain table:cell-range-address="bszsum.A38:bszsum.A41"/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0.820542780784281">
                <text:p>0.820542780784281</text:p>
                <draw:g>
                  <svg:desc>bszsum.D2:bszsum.D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0.79618009334257">
                <text:p>0.79618009334257</text:p>
                <draw:g>
                  <svg:desc>bszsum.D6:bszsum.D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0.766520009714576">
                <text:p>0.766520009714576</text:p>
                <draw:g>
                  <svg:desc>bszsum.D10:bszsum.D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0.727814631938279">
                <text:p>0.727814631938279</text:p>
                <draw:g>
                  <svg:desc>bszsum.D14:bszsum.D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0.728743782330484">
                <text:p>0.728743782330484</text:p>
                <draw:g>
                  <svg:desc>bszsum.D18:bszsum.D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0.734815966640239">
                <text:p>0.734815966640239</text:p>
                <draw:g>
                  <svg:desc>bszsum.D22:bszsum.D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0.75841369105888">
                <text:p>0.75841369105888</text:p>
                <draw:g>
                  <svg:desc>bszsum.D26:bszsum.D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0.76214490179242">
                <text:p>0.76214490179242</text:p>
                <draw:g>
                  <svg:desc>bszsum.D30:bszsum.D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0.75883841194743">
                <text:p>0.75883841194743</text:p>
                <draw:g>
                  <svg:desc>bszsum.D34:bszsum.D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0.785108067708779">
                <text:p>0.785108067708779</text:p>
                <draw:g>
                  <svg:desc>bszsum.D38:bszsum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775834496395585">
                <text:p>0.775834496395585</text:p>
              </table:table-cell>
              <table:table-cell office:value-type="float" office:value="8">
                <text:p>8</text:p>
              </table:table-cell>
              <table:table-cell office:value-type="float" office:value="0.780991824245273">
                <text:p>0.780991824245273</text:p>
              </table:table-cell>
              <table:table-cell office:value-type="float" office:value="8">
                <text:p>8</text:p>
              </table:table-cell>
              <table:table-cell office:value-type="float" office:value="0.773978328420291">
                <text:p>0.773978328420291</text:p>
              </table:table-cell>
              <table:table-cell office:value-type="float" office:value="8">
                <text:p>8</text:p>
              </table:table-cell>
              <table:table-cell office:value-type="float" office:value="0.806820645982821">
                <text:p>0.806820645982821</text:p>
              </table:table-cell>
              <table:table-cell office:value-type="float" office:value="8">
                <text:p>8</text:p>
              </table:table-cell>
              <table:table-cell office:value-type="float" office:value="0.821452630523479">
                <text:p>0.821452630523479</text:p>
              </table:table-cell>
              <table:table-cell office:value-type="float" office:value="8">
                <text:p>8</text:p>
              </table:table-cell>
              <table:table-cell office:value-type="float" office:value="0.846849138018398">
                <text:p>0.846849138018398</text:p>
              </table:table-cell>
              <table:table-cell office:value-type="float" office:value="8">
                <text:p>8</text:p>
              </table:table-cell>
              <table:table-cell office:value-type="float" office:value="0.851276965864953">
                <text:p>0.851276965864953</text:p>
              </table:table-cell>
              <table:table-cell office:value-type="float" office:value="8">
                <text:p>8</text:p>
              </table:table-cell>
              <table:table-cell office:value-type="float" office:value="0.858501521101539">
                <text:p>0.858501521101539</text:p>
              </table:table-cell>
              <table:table-cell office:value-type="float" office:value="8">
                <text:p>8</text:p>
              </table:table-cell>
              <table:table-cell office:value-type="float" office:value="0.729810625763026">
                <text:p>0.729810625763026</text:p>
              </table:table-cell>
              <table:table-cell office:value-type="float" office:value="8">
                <text:p>8</text:p>
              </table:table-cell>
              <table:table-cell office:value-type="float" office:value="0.871047215291889">
                <text:p>0.871047215291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808697205691982">
                <text:p>0.808697205691982</text:p>
              </table:table-cell>
              <table:table-cell office:value-type="float" office:value="12">
                <text:p>12</text:p>
              </table:table-cell>
              <table:table-cell office:value-type="float" office:value="0.762504109017007">
                <text:p>0.762504109017007</text:p>
              </table:table-cell>
              <table:table-cell office:value-type="float" office:value="12">
                <text:p>12</text:p>
              </table:table-cell>
              <table:table-cell office:value-type="float" office:value="0.80672289082501">
                <text:p>0.80672289082501</text:p>
              </table:table-cell>
              <table:table-cell office:value-type="float" office:value="12">
                <text:p>12</text:p>
              </table:table-cell>
              <table:table-cell office:value-type="float" office:value="0.837383725153483">
                <text:p>0.837383725153483</text:p>
              </table:table-cell>
              <table:table-cell office:value-type="float" office:value="12">
                <text:p>12</text:p>
              </table:table-cell>
              <table:table-cell office:value-type="float" office:value="0.854406276331284">
                <text:p>0.854406276331284</text:p>
              </table:table-cell>
              <table:table-cell office:value-type="float" office:value="12">
                <text:p>12</text:p>
              </table:table-cell>
              <table:table-cell office:value-type="float" office:value="0.871962583869259">
                <text:p>0.871962583869259</text:p>
              </table:table-cell>
              <table:table-cell office:value-type="float" office:value="12">
                <text:p>12</text:p>
              </table:table-cell>
              <table:table-cell office:value-type="float" office:value="0.882838493477938">
                <text:p>0.882838493477938</text:p>
              </table:table-cell>
              <table:table-cell office:value-type="float" office:value="12">
                <text:p>12</text:p>
              </table:table-cell>
              <table:table-cell office:value-type="float" office:value="0.885803979652896">
                <text:p>0.885803979652896</text:p>
              </table:table-cell>
              <table:table-cell office:value-type="float" office:value="12">
                <text:p>12</text:p>
              </table:table-cell>
              <table:table-cell office:value-type="float" office:value="0.897474483886138">
                <text:p>0.897474483886138</text:p>
              </table:table-cell>
              <table:table-cell office:value-type="float" office:value="12">
                <text:p>12</text:p>
              </table:table-cell>
              <table:table-cell office:value-type="float" office:value="0.900261960262232">
                <text:p>0.900261960262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8654146693144">
                <text:p>0.798654146693144</text:p>
              </table:table-cell>
              <table:table-cell office:value-type="float" office:value="16">
                <text:p>16</text:p>
              </table:table-cell>
              <table:table-cell office:value-type="float" office:value="0.789608131432617">
                <text:p>0.789608131432617</text:p>
              </table:table-cell>
              <table:table-cell office:value-type="float" office:value="16">
                <text:p>16</text:p>
              </table:table-cell>
              <table:table-cell office:value-type="float" office:value="0.835849230590335">
                <text:p>0.835849230590335</text:p>
              </table:table-cell>
              <table:table-cell office:value-type="float" office:value="16">
                <text:p>16</text:p>
              </table:table-cell>
              <table:table-cell office:value-type="float" office:value="0.863967313059538">
                <text:p>0.863967313059538</text:p>
              </table:table-cell>
              <table:table-cell office:value-type="float" office:value="16">
                <text:p>16</text:p>
              </table:table-cell>
              <table:table-cell office:value-type="float" office:value="0.880751273006182">
                <text:p>0.880751273006182</text:p>
              </table:table-cell>
              <table:table-cell office:value-type="float" office:value="16">
                <text:p>16</text:p>
              </table:table-cell>
              <table:table-cell office:value-type="float" office:value="0.889809052000164">
                <text:p>0.889809052000164</text:p>
              </table:table-cell>
              <table:table-cell office:value-type="float" office:value="16">
                <text:p>16</text:p>
              </table:table-cell>
              <table:table-cell office:value-type="float" office:value="0.900121756441033">
                <text:p>0.900121756441033</text:p>
              </table:table-cell>
              <table:table-cell office:value-type="float" office:value="16">
                <text:p>16</text:p>
              </table:table-cell>
              <table:table-cell office:value-type="float" office:value="0.906431623816158">
                <text:p>0.906431623816158</text:p>
              </table:table-cell>
              <table:table-cell office:value-type="float" office:value="16">
                <text:p>16</text:p>
              </table:table-cell>
              <table:table-cell office:value-type="float" office:value="0.910601014862979">
                <text:p>0.910601014862979</text:p>
              </table:table-cell>
              <table:table-cell office:value-type="float" office:value="16">
                <text:p>16</text:p>
              </table:table-cell>
              <table:table-cell office:value-type="float" office:value="0.921944539312582">
                <text:p>0.921944539312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6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643cm" svg:height="16.176cm" xlink:href=".." xlink:type="simple" chart:class="chart:scatter" chart:style-name="ch1">
        <chart:title svg:x="11.563cm" svg:y="0.459cm" chart:style-name="ch2">
          <text:p>Latency of Different Blocksize</text:p>
        </chart:title>
        <chart:legend chart:legend-position="end" svg:x="28.075cm" svg:y="4.723cm" style:legend-expansion="high" chart:style-name="ch3"/>
        <chart:plot-area chart:style-name="ch4" table:cell-range-address="bszsum.A2:bszsum.A5 bszsum.B2:bszsum.B2 bszsum.E2:bszsum.E41 bszsum.B6:bszsum.B6 bszsum.B10:bszsum.B10 bszsum.B14:bszsum.B14 bszsum.B18:bszsum.B18 bszsum.B22:bszsum.B22 bszsum.B26:bszsum.B26 bszsum.B30:bszsum.B30 bszsum.B34:bszsum.B34 bszsum.B38:bszsum.B38" chart:data-source-has-labels="row" svg:x="2.314cm" svg:y="1.993cm" svg:width="25.109cm" svg:height="12.228cm">
          <chartooo:coordinate-region svg:x="2.88cm" svg:y="2.309cm" svg:width="24.227cm" svg:height="11.033cm"/>
          <chart:axis chart:dimension="x" chart:name="primary-x" chart:style-name="ch5">
            <chart:title svg:x="12.133cm" svg:y="14.545cm" chart:style-name="ch6">
              <text:p>number of nodes</text:p>
            </chart:title>
          </chart:axis>
          <chart:axis chart:dimension="y" chart:name="primary-y" chart:style-name="ch5">
            <chart:title svg:x="0.451cm" svg:y="10.224cm" chart:style-name="ch7">
              <text:p>latency (sec)</text:p>
            </chart:title>
            <chart:grid chart:style-name="ch8" chart:class="major"/>
          </chart:axis>
          <chart:series chart:style-name="ch9" chart:values-cell-range-address="bszsum.E2:bszsum.E5" chart:label-cell-address="bszsum.B2:bszsum.B2" chart:class="chart:scatter">
            <chart:domain table:cell-range-address="bszsum.A2:bszsum.A5"/>
            <chart:data-point chart:repeated="4"/>
          </chart:series>
          <chart:series chart:style-name="ch10" chart:values-cell-range-address="bszsum.E6:bszsum.E9" chart:label-cell-address="bszsum.B6:bszsum.B6" chart:class="chart:scatter">
            <chart:domain table:cell-range-address="bszsum.A6:bszsum.A9"/>
            <chart:data-point chart:repeated="4"/>
          </chart:series>
          <chart:series chart:style-name="ch11" chart:values-cell-range-address="bszsum.E10:bszsum.E13" chart:label-cell-address="bszsum.B10:bszsum.B10" chart:class="chart:scatter">
            <chart:domain table:cell-range-address="bszsum.A10:bszsum.A13"/>
            <chart:data-point chart:repeated="4"/>
          </chart:series>
          <chart:series chart:style-name="ch12" chart:values-cell-range-address="bszsum.E14:bszsum.E17" chart:label-cell-address="bszsum.B14:bszsum.B14" chart:class="chart:scatter">
            <chart:domain table:cell-range-address="bszsum.A14:bszsum.A17"/>
            <chart:data-point chart:repeated="4"/>
          </chart:series>
          <chart:series chart:style-name="ch13" chart:values-cell-range-address="bszsum.E18:bszsum.E21" chart:label-cell-address="bszsum.B18:bszsum.B18" chart:class="chart:scatter">
            <chart:domain table:cell-range-address="bszsum.A18:bszsum.A21"/>
            <chart:data-point chart:repeated="4"/>
          </chart:series>
          <chart:series chart:style-name="ch14" chart:values-cell-range-address="bszsum.E22:bszsum.E25" chart:label-cell-address="bszsum.B22:bszsum.B22" chart:class="chart:scatter">
            <chart:domain table:cell-range-address="bszsum.A22:bszsum.A25"/>
            <chart:data-point chart:repeated="4"/>
          </chart:series>
          <chart:series chart:style-name="ch15" chart:values-cell-range-address="bszsum.E26:bszsum.E29" chart:label-cell-address="bszsum.B26:bszsum.B26" chart:class="chart:scatter">
            <chart:domain table:cell-range-address="bszsum.A26:bszsum.A29"/>
            <chart:data-point chart:repeated="4"/>
          </chart:series>
          <chart:series chart:style-name="ch16" chart:values-cell-range-address="bszsum.E30:bszsum.E33" chart:label-cell-address="bszsum.B30:bszsum.B30" chart:class="chart:scatter">
            <chart:domain table:cell-range-address="bszsum.A30:bszsum.A33"/>
            <chart:data-point chart:repeated="4"/>
          </chart:series>
          <chart:series chart:style-name="ch17" chart:values-cell-range-address="bszsum.E34:bszsum.E37" chart:label-cell-address="bszsum.B34:bszsum.B34" chart:class="chart:scatter">
            <chart:domain table:cell-range-address="bszsum.A34:bszsum.A37"/>
            <chart:data-point chart:repeated="4"/>
          </chart:series>
          <chart:series chart:style-name="ch18" chart:values-cell-range-address="bszsum.E38:bszsum.E41" chart:label-cell-address="bszsum.B38:bszsum.B38" chart:class="chart:scatter">
            <chart:domain table:cell-range-address="bszsum.A38:bszsum.A41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 txs/block</text:p>
                <draw:g>
                  <svg:desc>bszsum.B2:bszsum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0 txs/block</text:p>
                <draw:g>
                  <svg:desc>bszsum.B6:bszsum.B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0 txs/block</text:p>
                <draw:g>
                  <svg:desc>bszsum.B10:bszsum.B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0 txs/block</text:p>
                <draw:g>
                  <svg:desc>bszsum.B14:bszsum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 txs/block</text:p>
                <draw:g>
                  <svg:desc>bszsum.B18:bszsum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200 txs/block</text:p>
                <draw:g>
                  <svg:desc>bszsum.B22:bszsum.B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400 txs/block</text:p>
                <draw:g>
                  <svg:desc>bszsum.B26:bszsum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00 txs/block</text:p>
                <draw:g>
                  <svg:desc>bszsum.B30:bszsum.B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800 txs/block</text:p>
                <draw:g>
                  <svg:desc>bszsum.B34:bszsum.B3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 txs/block</text:p>
                <draw:g>
                  <svg:desc>bszsum.B38:bszsum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szsum.A2:bszsum.A5</svg:desc>
                </draw:g>
              </table:table-cell>
              <table:table-cell office:value-type="float" office:value="1.16641321577952">
                <text:p>1.16641321577952</text:p>
                <draw:g>
                  <svg:desc>bszsum.E2:bszsum.E5</svg:desc>
                </draw:g>
              </table:table-cell>
              <table:table-cell office:value-type="float" office:value="4">
                <text:p>4</text:p>
                <draw:g>
                  <svg:desc>bszsum.A6:bszsum.A9</svg:desc>
                </draw:g>
              </table:table-cell>
              <table:table-cell office:value-type="float" office:value="1.05825563416295">
                <text:p>1.05825563416295</text:p>
                <draw:g>
                  <svg:desc>bszsum.E6:bszsum.E9</svg:desc>
                </draw:g>
              </table:table-cell>
              <table:table-cell office:value-type="float" office:value="4">
                <text:p>4</text:p>
                <draw:g>
                  <svg:desc>bszsum.A10:bszsum.A13</svg:desc>
                </draw:g>
              </table:table-cell>
              <table:table-cell office:value-type="float" office:value="1.03093731865816">
                <text:p>1.03093731865816</text:p>
                <draw:g>
                  <svg:desc>bszsum.E10:bszsum.E13</svg:desc>
                </draw:g>
              </table:table-cell>
              <table:table-cell office:value-type="float" office:value="4">
                <text:p>4</text:p>
                <draw:g>
                  <svg:desc>bszsum.A14:bszsum.A17</svg:desc>
                </draw:g>
              </table:table-cell>
              <table:table-cell office:value-type="float" office:value="1.01792306722536">
                <text:p>1.01792306722536</text:p>
                <draw:g>
                  <svg:desc>bszsum.E14:bszsum.E17</svg:desc>
                </draw:g>
              </table:table-cell>
              <table:table-cell office:value-type="float" office:value="4">
                <text:p>4</text:p>
                <draw:g>
                  <svg:desc>bszsum.A18:bszsum.A21</svg:desc>
                </draw:g>
              </table:table-cell>
              <table:table-cell office:value-type="float" office:value="1.11382023396849">
                <text:p>1.11382023396849</text:p>
                <draw:g>
                  <svg:desc>bszsum.E18:bszsum.E21</svg:desc>
                </draw:g>
              </table:table-cell>
              <table:table-cell office:value-type="float" office:value="4">
                <text:p>4</text:p>
                <draw:g>
                  <svg:desc>bszsum.A22:bszsum.A25</svg:desc>
                </draw:g>
              </table:table-cell>
              <table:table-cell office:value-type="float" office:value="1.2592036997826">
                <text:p>1.2592036997826</text:p>
                <draw:g>
                  <svg:desc>bszsum.E22:bszsum.E25</svg:desc>
                </draw:g>
              </table:table-cell>
              <table:table-cell office:value-type="float" office:value="4">
                <text:p>4</text:p>
                <draw:g>
                  <svg:desc>bszsum.A26:bszsum.A29</svg:desc>
                </draw:g>
              </table:table-cell>
              <table:table-cell office:value-type="float" office:value="1.44707393143292">
                <text:p>1.44707393143292</text:p>
                <draw:g>
                  <svg:desc>bszsum.E26:bszsum.E29</svg:desc>
                </draw:g>
              </table:table-cell>
              <table:table-cell office:value-type="float" office:value="4">
                <text:p>4</text:p>
                <draw:g>
                  <svg:desc>bszsum.A30:bszsum.A33</svg:desc>
                </draw:g>
              </table:table-cell>
              <table:table-cell office:value-type="float" office:value="1.58286973117139">
                <text:p>1.58286973117139</text:p>
                <draw:g>
                  <svg:desc>bszsum.E30:bszsum.E33</svg:desc>
                </draw:g>
              </table:table-cell>
              <table:table-cell office:value-type="float" office:value="4">
                <text:p>4</text:p>
                <draw:g>
                  <svg:desc>bszsum.A34:bszsum.A37</svg:desc>
                </draw:g>
              </table:table-cell>
              <table:table-cell office:value-type="float" office:value="1.86798900103008">
                <text:p>1.86798900103008</text:p>
                <draw:g>
                  <svg:desc>bszsum.E34:bszsum.E37</svg:desc>
                </draw:g>
              </table:table-cell>
              <table:table-cell office:value-type="float" office:value="4">
                <text:p>4</text:p>
                <draw:g>
                  <svg:desc>bszsum.A38:bszsum.A41</svg:desc>
                </draw:g>
              </table:table-cell>
              <table:table-cell office:value-type="float" office:value="1.92947131252893">
                <text:p>1.92947131252893</text:p>
                <draw:g>
                  <svg:desc>bszsum.E38:bszsum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3911440783368">
                <text:p>1.03911440783368</text:p>
              </table:table-cell>
              <table:table-cell office:value-type="float" office:value="8">
                <text:p>8</text:p>
              </table:table-cell>
              <table:table-cell office:value-type="float" office:value="0.997118075666574">
                <text:p>0.997118075666574</text:p>
              </table:table-cell>
              <table:table-cell office:value-type="float" office:value="8">
                <text:p>8</text:p>
              </table:table-cell>
              <table:table-cell office:value-type="float" office:value="1.07199781367355">
                <text:p>1.07199781367355</text:p>
              </table:table-cell>
              <table:table-cell office:value-type="float" office:value="8">
                <text:p>8</text:p>
              </table:table-cell>
              <table:table-cell office:value-type="float" office:value="1.34137357347283">
                <text:p>1.34137357347283</text:p>
              </table:table-cell>
              <table:table-cell office:value-type="float" office:value="8">
                <text:p>8</text:p>
              </table:table-cell>
              <table:table-cell office:value-type="float" office:value="1.63039645949906">
                <text:p>1.63039645949906</text:p>
              </table:table-cell>
              <table:table-cell office:value-type="float" office:value="8">
                <text:p>8</text:p>
              </table:table-cell>
              <table:table-cell office:value-type="float" office:value="1.88343704310911">
                <text:p>1.88343704310911</text:p>
              </table:table-cell>
              <table:table-cell office:value-type="float" office:value="8">
                <text:p>8</text:p>
              </table:table-cell>
              <table:table-cell office:value-type="float" office:value="2.28229748630223">
                <text:p>2.28229748630223</text:p>
              </table:table-cell>
              <table:table-cell office:value-type="float" office:value="8">
                <text:p>8</text:p>
              </table:table-cell>
              <table:table-cell office:value-type="float" office:value="2.46192799786601">
                <text:p>2.46192799786601</text:p>
              </table:table-cell>
              <table:table-cell office:value-type="float" office:value="8">
                <text:p>8</text:p>
              </table:table-cell>
              <table:table-cell office:value-type="float" office:value="3.36250133654055">
                <text:p>3.36250133654055</text:p>
              </table:table-cell>
              <table:table-cell office:value-type="float" office:value="8">
                <text:p>8</text:p>
              </table:table-cell>
              <table:table-cell office:value-type="float" office:value="3.02646908970522">
                <text:p>3.02646908970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99819053104437">
                <text:p>0.99819053104437</text:p>
              </table:table-cell>
              <table:table-cell office:value-type="float" office:value="12">
                <text:p>12</text:p>
              </table:table-cell>
              <table:table-cell office:value-type="float" office:value="1.0331886221">
                <text:p>1.0331886221</text:p>
              </table:table-cell>
              <table:table-cell office:value-type="float" office:value="12">
                <text:p>12</text:p>
              </table:table-cell>
              <table:table-cell office:value-type="float" office:value="1.42586933240603">
                <text:p>1.42586933240603</text:p>
              </table:table-cell>
              <table:table-cell office:value-type="float" office:value="12">
                <text:p>12</text:p>
              </table:table-cell>
              <table:table-cell office:value-type="float" office:value="1.86445491189717">
                <text:p>1.86445491189717</text:p>
              </table:table-cell>
              <table:table-cell office:value-type="float" office:value="12">
                <text:p>12</text:p>
              </table:table-cell>
              <table:table-cell office:value-type="float" office:value="2.28578768422086">
                <text:p>2.28578768422086</text:p>
              </table:table-cell>
              <table:table-cell office:value-type="float" office:value="12">
                <text:p>12</text:p>
              </table:table-cell>
              <table:table-cell office:value-type="float" office:value="2.70019099234009">
                <text:p>2.70019099234009</text:p>
              </table:table-cell>
              <table:table-cell office:value-type="float" office:value="12">
                <text:p>12</text:p>
              </table:table-cell>
              <table:table-cell office:value-type="float" office:value="3.02558152581623">
                <text:p>3.02558152581623</text:p>
              </table:table-cell>
              <table:table-cell office:value-type="float" office:value="12">
                <text:p>12</text:p>
              </table:table-cell>
              <table:table-cell office:value-type="float" office:value="3.56560261418651">
                <text:p>3.56560261418651</text:p>
              </table:table-cell>
              <table:table-cell office:value-type="float" office:value="12">
                <text:p>12</text:p>
              </table:table-cell>
              <table:table-cell office:value-type="float" office:value="4.01245963034659">
                <text:p>4.01245963034659</text:p>
              </table:table-cell>
              <table:table-cell office:value-type="float" office:value="12">
                <text:p>12</text:p>
              </table:table-cell>
              <table:table-cell office:value-type="float" office:value="4.40443537026875">
                <text:p>4.4044353702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93924266260992">
                <text:p>0.993924266260992</text:p>
              </table:table-cell>
              <table:table-cell office:value-type="float" office:value="16">
                <text:p>16</text:p>
              </table:table-cell>
              <table:table-cell office:value-type="float" office:value="1.2347390646165">
                <text:p>1.2347390646165</text:p>
              </table:table-cell>
              <table:table-cell office:value-type="float" office:value="16">
                <text:p>16</text:p>
              </table:table-cell>
              <table:table-cell office:value-type="float" office:value="1.76912626391271">
                <text:p>1.76912626391271</text:p>
              </table:table-cell>
              <table:table-cell office:value-type="float" office:value="16">
                <text:p>16</text:p>
              </table:table-cell>
              <table:table-cell office:value-type="float" office:value="2.31581517932455">
                <text:p>2.31581517932455</text:p>
              </table:table-cell>
              <table:table-cell office:value-type="float" office:value="16">
                <text:p>16</text:p>
              </table:table-cell>
              <table:table-cell office:value-type="float" office:value="2.83783560947464">
                <text:p>2.83783560947464</text:p>
              </table:table-cell>
              <table:table-cell office:value-type="float" office:value="16">
                <text:p>16</text:p>
              </table:table-cell>
              <table:table-cell office:value-type="float" office:value="3.36876025852598">
                <text:p>3.36876025852598</text:p>
              </table:table-cell>
              <table:table-cell office:value-type="float" office:value="16">
                <text:p>16</text:p>
              </table:table-cell>
              <table:table-cell office:value-type="float" office:value="3.89594966063297">
                <text:p>3.89594966063297</text:p>
              </table:table-cell>
              <table:table-cell office:value-type="float" office:value="16">
                <text:p>16</text:p>
              </table:table-cell>
              <table:table-cell office:value-type="float" office:value="4.44920061797108">
                <text:p>4.44920061797108</text:p>
              </table:table-cell>
              <table:table-cell office:value-type="float" office:value="16">
                <text:p>16</text:p>
              </table:table-cell>
              <table:table-cell office:value-type="float" office:value="5.00484106329617">
                <text:p>5.00484106329617</text:p>
              </table:table-cell>
              <table:table-cell office:value-type="float" office:value="16">
                <text:p>16</text:p>
              </table:table-cell>
              <table:table-cell office:value-type="float" office:value="5.51288714118519">
                <text:p>5.512887141185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